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4.636cm"/>
    </style:style>
    <style:style style:name="co83" style:family="table-column">
      <style:table-column-properties fo:break-before="auto" style:column-width="5.928cm"/>
    </style:style>
    <style:style style:name="co84" style:family="table-column">
      <style:table-column-properties fo:break-before="auto" style:column-width="6.897cm"/>
    </style:style>
    <style:style style:name="co85" style:family="table-column">
      <style:table-column-properties fo:break-before="auto" style:column-width="0.958cm"/>
    </style:style>
    <style:style style:name="co86" style:family="table-column">
      <style:table-column-properties fo:break-before="auto" style:column-width="5.154cm"/>
    </style:style>
    <style:style style:name="co87" style:family="table-column">
      <style:table-column-properties fo:break-before="auto" style:column-width="9.641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3.348cm"/>
    </style:style>
    <style:style style:name="co90" style:family="table-column">
      <style:table-column-properties fo:break-before="auto" style:column-width="4.225cm"/>
    </style:style>
    <style:style style:name="co91" style:family="table-column">
      <style:table-column-properties fo:break-before="auto" style:column-width="6.175cm"/>
    </style:style>
    <style:style style:name="co92" style:family="table-column">
      <style:table-column-properties fo:break-before="auto" style:column-width="0.764cm"/>
    </style:style>
    <style:style style:name="co93" style:family="table-column">
      <style:table-column-properties fo:break-before="auto" style:column-width="5.599cm"/>
    </style:style>
    <style:style style:name="co94" style:family="table-column">
      <style:table-column-properties fo:break-before="auto" style:column-width="1.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993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99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0.543cm"/>
    </style:style>
    <style:style style:name="co101" style:family="table-column">
      <style:table-column-properties fo:break-before="auto" style:column-width="5.2cm"/>
    </style:style>
    <style:style style:name="co102" style:family="table-column">
      <style:table-column-properties fo:break-before="auto" style:column-width="1.386cm"/>
    </style:style>
    <style:style style:name="co103" style:family="table-column">
      <style:table-column-properties fo:break-before="auto" style:column-width="1.656cm"/>
    </style:style>
    <style:style style:name="co104" style:family="table-column">
      <style:table-column-properties fo:break-before="auto" style:column-width="1.448cm"/>
    </style:style>
    <style:style style:name="co105" style:family="table-column">
      <style:table-column-properties fo:break-before="auto" style:column-width="1.478cm"/>
    </style:style>
    <style:style style:name="co106" style:family="table-column">
      <style:table-column-properties fo:break-before="auto" style:column-width="1.845cm"/>
    </style:style>
    <style:style style:name="co107" style:family="table-column">
      <style:table-column-properties fo:break-before="auto" style:column-width="1.593cm"/>
    </style:style>
    <style:style style:name="co108" style:family="table-column">
      <style:table-column-properties fo:break-before="auto" style:column-width="1.39cm"/>
    </style:style>
    <style:style style:name="co109" style:family="table-column">
      <style:table-column-properties fo:break-before="auto" style:column-width="1.692cm"/>
    </style:style>
    <style:style style:name="co110" style:family="table-column">
      <style:table-column-properties fo:break-before="auto" style:column-width="3.609cm"/>
    </style:style>
    <style:style style:name="co111" style:family="table-column">
      <style:table-column-properties fo:break-before="auto" style:column-width="2.575cm"/>
    </style:style>
    <style:style style:name="co112" style:family="table-column">
      <style:table-column-properties fo:break-before="auto" style:column-width="2.11cm"/>
    </style:style>
    <style:style style:name="co113" style:family="table-column">
      <style:table-column-properties fo:break-before="auto" style:column-width="2.157cm"/>
    </style:style>
    <style:style style:name="co114" style:family="table-column">
      <style:table-column-properties fo:break-before="auto" style:column-width="1.201cm"/>
    </style:style>
    <style:style style:name="co115" style:family="table-column">
      <style:table-column-properties fo:break-before="auto" style:column-width="4.316cm"/>
    </style:style>
    <style:style style:name="co116" style:family="table-column">
      <style:table-column-properties fo:break-before="auto" style:column-width="1.84cm"/>
    </style:style>
    <style:style style:name="co117" style:family="table-column">
      <style:table-column-properties fo:break-before="auto" style:column-width="1.498cm"/>
    </style:style>
    <style:style style:name="co118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4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9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7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3" fo:font-style="normal" style:font-style-asian="normal" style:font-style-complex="normal"/>
    </style:style>
    <style:style style:name="ce659" style:family="table-cell" style:parent-style-name="Default">
      <style:text-properties style:font-name="Avenir3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3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3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34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6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1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202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2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0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3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0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2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7" style:family="table-cell" style:parent-style-name="Default">
      <style:table-cell-properties fo:background-color="transparent" style:vertical-align="middle"/>
      <style:text-properties style:font-name="Avenir3"/>
    </style:style>
    <style:style style:name="ce2088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590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3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2599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6" fo:font-weight="bold"/>
    </style:style>
    <style:style style:name="ce26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6" fo:font-weight="normal"/>
    </style:style>
    <style:style style:name="ce269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6" fo:font-weight="bold"/>
    </style:style>
    <style:style style:name="ce585" style:family="table-cell" style:parent-style-name="Default">
      <style:text-properties style:font-name="Avenir6"/>
    </style:style>
    <style:style style:name="ce269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01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27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1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1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180" style:family="table-cell" style:parent-style-name="Default">
      <style:table-cell-properties fo:border="0.06pt solid #000000" style:vertical-align="middle"/>
      <style:text-properties style:font-name="Avenir3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1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2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2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26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3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3"/>
    </style:style>
    <style:style style:name="ce2945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5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3" style:family="text">
      <style:text-properties style:use-window-font-color="true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Segoe UI" style:font-name-complex="Tahoma"/>
    </style:style>
    <style:style style:name="T3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/>
    </style:style>
    <style:style style:name="T6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" calcext:value-type="error" table:number-columns-spanned="3" table:number-rows-spanned="1">
            <text:p>#N/A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1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4" table:content-validation-name="val46" table:formula="of:=[$Fortélylista.B70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4" table:content-validation-name="val47" table:formula="of:=[$Fortélylista.B65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4" table:content-validation-name="val48" table:formula="of:=[$Fortélylista.B62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4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4" table:content-validation-name="val50" table:formula="of:=[$Fortélylista.B71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4" table:content-validation-name="val51" table:formula="of:=[$Fortélylista.B66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4" table:content-validation-name="val52" table:formula="of:=[$Fortélylista.B67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4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68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1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1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37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37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375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80"/>
        <table:table-column table:style-name="co16" table:default-cell-style-name="ce980"/>
        <table:table-column table:style-name="co14" table:default-cell-style-name="ce980"/>
        <table:table-column table:style-name="co17" table:default-cell-style-name="ce980"/>
        <table:table-column table:style-name="co18" table:default-cell-style-name="ce980"/>
        <table:table-column table:style-name="co19" table:default-cell-style-name="ce980"/>
        <table:table-column table:style-name="co20" table:default-cell-style-name="ce980"/>
        <table:table-column table:style-name="co21" table:default-cell-style-name="ce980"/>
        <table:table-column table:style-name="co22" table:default-cell-style-name="ce980"/>
        <table:table-column table:style-name="co23" table:default-cell-style-name="ce98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3"/>
          <table:covered-table-cell table:style-name="ce1005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3"/>
          <table:covered-table-cell table:style-name="ce1005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4"/>
          <table:covered-table-cell table:style-name="ce359"/>
          <table:covered-table-cell table:style-name="ce372"/>
          <table:covered-table-cell table:number-columns-repeated="4" table:style-name="ce984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content-validation-name="val97" table:number-columns-spanned="3" table:number-rows-spanned="1"/>
          <table:covered-table-cell table:style-name="ce52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0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3"/>
          <table:table-cell table:style-name="ce526" table:number-columns-spanned="3" table:number-rows-spanned="1"/>
          <table:covered-table-cell table:style-name="ce52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83"/>
          <table:covered-table-cell table:style-name="ce46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83"/>
          <table:covered-table-cell table:style-name="ce46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706"/>
          <table:table-cell table:style-name="ce464" table:content-validation-name="val94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95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59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default-cell-style-name="ce659"/>
        <table:table-column table:style-name="co28" table:number-columns-repeated="3" table:default-cell-style-name="ce659"/>
        <table:table-column table:style-name="co30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65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64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0" table:content-validation-name="val146" office:value-type="string" calcext:value-type="string">
            <text:p>Módosítók</text:p>
          </table:table-cell>
          <table:table-cell table:style-name="ce660" table:content-validation-name="val153" office:value-type="string" calcext:value-type="string">
            <text:p>Összesen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1" table:content-validation-name="val130" office:value-type="float" office:value="7" calcext:value-type="float">
            <text:p>7</text:p>
          </table:table-cell>
          <table:table-cell table:style-name="ce73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28" table:content-validation-name="val154" table:formula="of:=[.C4]+[.B4]+[.D4]" office:value-type="float" office:value="7" calcext:value-type="float">
            <text:p>7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13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1" table:content-validation-name="val130" office:value-type="float" office:value="30" calcext:value-type="float">
            <text:p>30</text:p>
          </table:table-cell>
          <table:table-cell table:style-name="ce73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28" table:content-validation-name="val155" table:formula="of:=[.C5]+[.B5]+[.D5]" office:value-type="float" office:value="30" calcext:value-type="float">
            <text:p>30</text:p>
          </table:table-cell>
          <table:table-cell table:style-name="ce556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82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28" table:content-validation-name="val156" table:formula="of:=[.C7]+[.B7]+[.D7]" office:value-type="float" office:value="-15" calcext:value-type="float">
            <text:p>-15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13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64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6"/>
          <table:table-cell table:style-name="ce782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4"/>
          <table:table-cell table:style-name="ce782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2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8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82" table:number-columns-repeated="2"/>
          <table: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2" table:formula="of:=IF([.$X27] = 1; &quot;/&quot; &amp; ([.$U27] + 2); &quot;&quot;)">
            <text:p/>
          </table:table-cell>
          <table:table-cell table:style-name="ce15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2" table:formula="of:=IF([.$X28] = 1; &quot;/&quot; &amp; ([.$U28] + 2); &quot;&quot;)">
            <text:p/>
          </table:table-cell>
          <table:table-cell table:style-name="ce15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4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47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7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40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Elsődleges fegyver</text:p>
          </table:table-cell>
          <table:table-cell table:style-name="ce70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Másodlagos fegyver</text:p>
          </table:table-cell>
          <table:table-cell table:style-name="ce70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6" table:number-columns-spanned="2" table:number-rows-spanned="1"/>
          <table:covered-table-cell table:style-name="ce76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8" table:number-columns-spanned="2" table:number-rows-spanned="1"/>
          <table:covered-table-cell table:style-name="ce71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6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55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5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8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7"/>
          <table:table-cell table:style-name="Default" table:number-columns-repeated="6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6"/>
          <table:table-cell table:style-name="Default"/>
          <table:table-cell table:style-name="ce55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66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4"/>
          <table:covered-table-cell table:style-name="ce1147" table:content-validation-name="val117"/>
          <table:covered-table-cell table:style-name="ce163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48"/>
        <table:table-column table:style-name="co63" table:default-cell-style-name="ce1948"/>
        <table:table-column table:style-name="co64" table:default-cell-style-name="ce1948"/>
        <table:table-column table:style-name="co5" table:default-cell-style-name="ce1948"/>
        <table:table-column table:style-name="co65" table:default-cell-style-name="ce1948"/>
        <table:table-column table:style-name="co66" table:default-cell-style-name="ce1948"/>
        <table:table-column table:style-name="co67" table:default-cell-style-name="ce1948"/>
        <table:table-column table:style-name="co68" table:default-cell-style-name="ce1948"/>
        <table:table-column table:style-name="co69" table:default-cell-style-name="ce1948"/>
        <table:table-column table:style-name="co5" table:default-cell-style-name="ce1948"/>
        <table:table-column table:style-name="co70" table:default-cell-style-name="ce1948"/>
        <table:table-column table:style-name="co71" table:default-cell-style-name="ce1948"/>
        <table:table-column table:style-name="co72" table:default-cell-style-name="ce1948"/>
        <table:table-column table:style-name="co73" table:default-cell-style-name="ce1948"/>
        <table:table-column table:style-name="co74" table:default-cell-style-name="ce1948"/>
        <table:table-column table:style-name="co41" table:default-cell-style-name="ce1948"/>
        <table:table-column table:style-name="co41" table:number-columns-repeated="3" table:default-cell-style-name="ce2239"/>
        <table:table-column table:style-name="co41" table:number-columns-repeated="2" table:default-cell-style-name="ce1948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80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80" table:number-columns-repeated="248"/>
          <table:table-cell/>
        </table:table-row>
        <table:table-row table:style-name="ro16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302" office:value-type="string" calcext:value-type="string">
            <text:p>Sebesség</text:p>
          </table:table-cell>
          <table:table-cell table:style-name="ce2322" office:value-type="string" calcext:value-type="string">
            <text:p>Sebzés</text:p>
            <text:p>Módja</text:p>
          </table:table-cell>
          <table:table-cell table:style-name="ce2330" office:value-type="string" calcext:value-type="string">
            <text:p>Pengehossz</text:p>
          </table:table-cell>
          <table:table-cell table:style-name="ce2349" office:value-type="string" calcext:value-type="string">
            <text:p>Forgatás</text:p>
            <text:p>Módja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02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K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57"/>
          <table:table-cell table:style-name="ce2230" table:number-columns-repeated="2"/>
          <table:table-cell table:style-name="ce2057"/>
          <table:table-cell table:style-name="ce2303"/>
          <table:table-cell table:style-name="ce2323"/>
          <table:table-cell table:style-name="ce2303"/>
          <table:table-cell table:style-name="ce2351"/>
          <table:table-cell table:style-name="ce2323"/>
          <table:table-cell table:style-name="ce2303" table:number-columns-repeated="4"/>
          <table:table-cell table:style-name="ce2351"/>
          <table:table-cell table:style-name="ce2444"/>
          <table:table-cell table:style-name="ce2489"/>
          <table:table-cell table:style-name="ce980" table:number-columns-repeated="111"/>
          <table:table-cell table:style-name="ce2491"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58" office:value-type="string" calcext:value-type="string">
            <text:p>Puszta kéz</text:p>
          </table:table-cell>
          <table:table-cell table:number-columns-repeated="2" table:style-name="ce1005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">
          <table:table-cell/>
          <table:table-cell table:style-name="ce2059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32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8"/>
          <table:table-cell table:style-name="ce2060" office:value-type="string" calcext:value-type="string">
            <text:p>Tőr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60" office:value-type="string" calcext:value-type="string">
            <text:p>Béltépő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Dzsambia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Garott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és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60" office:value-type="string" calcext:value-type="string">
            <text:p>Kriszkés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Levéltőr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Markolatgomb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Méregfog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Pugos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0" office:value-type="string" calcext:value-type="string">
            <text:p>Ramiera</text:p>
          </table:table-cell>
          <table:table-cell table:number-columns-repeated="2" table:style-name="ce1005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Tőr, hárító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15">Nagyon</text:span><text:span text:style-name="T16"> drága!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Tőr, kígyó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0" office:value-type="string" calcext:value-type="string">
            <text:p>Tőr, ökö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1" office:value-type="string" calcext:value-type="string">
            <text:p>Tőr, páncélszúr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Tőr, Slan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045"/>
          <table:table-cell table:style-name="ce2062" office:value-type="string" calcext:value-type="string">
            <text:p>Vasököl / p.kesztyű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63" office:value-type="string" calcext:value-type="string">
            <text:p>Kard, dzsenn szablya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6" calcext:value-type="float">
            <text:p>6</text:p>
          </table:table-cell>
          <table:table-cell table:style-name="ce2271" office:value-type="string" calcext:value-type="string">
            <text:p>V/S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egy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emrelin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7">
          <table:table-cell/>
          <table:table-cell table:style-name="ce2060" office:value-type="string" calcext:value-type="string">
            <text:p>Kard, fejvadász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handzsá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hiequar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4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324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77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jatagán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4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9" calcext:value-type="float">
            <text:p>9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khossa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kígy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Lagoss 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lovag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4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1.5" calcext:value-type="float">
            <text:p>1,5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ard, másfélkezes 1K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ard, mesterkard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Kard, mesterkard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Pugoss 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rapír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Slan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060" office:value-type="string" calcext:value-type="string">
            <text:p>Kard, Slan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Slan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060" office:value-type="string" calcext:value-type="string">
            <text:p>Kard, Slan csatakard</text:p>
          </table:table-cell>
          <table:table-cell table:style-name="ce1005" office:value-type="float" office:value="8" calcext:value-type="float">
            <text:p>8</text:p>
          </table:table-cell>
          <table:table-cell table:style-name="ce1005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Kard, szablya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1" office:value-type="string" calcext:value-type="string">
            <text:p>Mara-sequor 1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/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egykezes</text:p>
          </table:table-cell>
          <table:table-cell table:style-name="ce2262" table:number-columns-repeated="2"/>
          <table:table-cell table:style-name="ce2388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1" office:value-type="string" calcext:value-type="string">
            <text:p>Mara-sequor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9"/>
          <table:table-cell table:style-name="ce2061" office:value-type="string" calcext:value-type="string">
            <text:p>Meneth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Predoci egyeneskard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Sequor 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060" office:value-type="string" calcext:value-type="string">
            <text:p>Vívóbot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19">
          <table:table-cell table:style-name="ce2045"/>
          <table:table-cell table:style-name="ce2067" office:value-type="string" calcext:value-type="string">
            <text:p>Tőrkard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31" office:value-type="float" office:value="10" calcext:value-type="float">
            <text:p>10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9" calcext:value-type="float">
            <text:p>9</text:p>
          </table:table-cell>
          <table:table-cell table:style-name="ce2283" office:value-type="string" calcext:value-type="string">
            <text:p>S+V</text:p>
          </table:table-cell>
          <table:table-cell table:style-name="ce2283" office:value-type="float" office:value="3" calcext:value-type="float">
            <text:p>3</text:p>
          </table:table-cell>
          <table:table-cell table:style-name="ce2283" office:value-type="string" calcext:value-type="string">
            <text:p>kétkezes</text:p>
          </table:table-cell>
          <table:table-cell table:style-name="ce2283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210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Z</text:p>
          </table:table-cell>
          <table:table-cell table:style-name="ce2262" office:value-type="float" office:value="3" calcext:value-type="float">
            <text:p>3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5" calcext:value-type="float">
            <text:p>5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049"/>
          <table:table-cell table:style-name="ce2061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288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Könnyű és fürge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">
          <table:table-cell table:style-name="ce2049"/>
          <table:table-cell table:style-name="ce2061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288" office:value-type="float" office:value="10" calcext:value-type="float">
            <text:p>10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Csak lovon használható.Csak Lovas rohamból használható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9"/>
          <table:table-cell table:style-name="ce2061" office:value-type="string" calcext:value-type="string">
            <text:p>Lándzsa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9"/>
          <table:table-cell table:style-name="ce2061" office:value-type="string" calcext:value-type="string">
            <text:p>Pika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9"/>
          <table:table-cell table:style-name="ce2061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061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Aprító fegyverek</text:p>
          </table:table-cell>
          <table:table-cell table:style-name="ce2211" office:value-type="string" calcext:value-type="string">
            <text:p>Balt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2236" office:value-type="float" office:value="2" calcext:value-type="float">
            <text:p>2</text:p>
          </table:table-cell>
          <table:table-cell table:style-name="ce228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058" office:value-type="string" calcext:value-type="string">
            <text:p>Bot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ot, furkó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">
          <table:table-cell/>
          <table:table-cell table:style-name="ce2060" office:value-type="string" calcext:value-type="string">
            <text:p>Buzogány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326" office:value-type="string" calcext:value-type="string">
            <text:p>Z</text:p>
          </table:table-cell>
          <table:table-cell table:style-name="ce2284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lánco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shadleki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3" calcext:value-type="float">
            <text:p>3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Buzogány, tolla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Csatabárd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Csatabárd, 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060" office:value-type="string" calcext:value-type="string">
            <text:p>Csatacsákány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067" office:value-type="string" calcext:value-type="string">
            <text:p>Harci kalapác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83" office:value-type="float" office:value="-1" calcext:value-type="float">
            <text:p>-1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1" calcext:value-type="float">
            <text:p>1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061" office:value-type="string" calcext:value-type="string">
            <text:p>Osto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12" office:value-type="string" calcext:value-type="string">
            <text:p>Ostorkard</text:p>
          </table:table-cell>
          <table:table-cell table:number-columns-repeated="2" table:style-name="ce1005" office:value-type="float" office:value="10" calcext:value-type="float">
            <text:p>10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8" calcext:value-type="float">
            <text:p>8</text:p>
          </table:table-cell>
          <table:table-cell table:style-name="ce2291" office:value-type="string" calcext:value-type="string">
            <text:p>V</text:p>
          </table:table-cell>
          <table:table-cell table:style-name="ce2291" office:value-type="float" office:value="3" calcext:value-type="float">
            <text:p>3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3/2/0</text:p>
          </table:table-cell>
          <table:table-cell table:style-name="ce2292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0"/>
          <table:table-cell table:style-name="ce2212" office:value-type="string" calcext:value-type="string">
            <text:p>Hárító: Csatakesztyű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12" office:value-type="string" calcext:value-type="string">
            <text:p>Hárító: Köpeny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3" calcext:value-type="float">
            <text:p>3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 office:value-type="string" calcext:value-type="string">
            <text:p>Legfeljebb 1 penge hosszú fegyverek ellen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12" office:value-type="string" calcext:value-type="string">
            <text:p>Hárító: Tonfa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3/2/0</text:p>
          </table:table-cell>
          <table:table-cell table:style-name="ce2291" office:value-type="float" office:value="-3" calcext:value-type="float">
            <text:p>-3</text:p>
          </table:table-cell>
          <table:table-cell table:style-name="ce2306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</table:table-row>
        <table:table-row table:style-name="ro16">
          <table:table-cell table:style-name="ce2046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34" office:value-type="string" calcext:value-type="string">
            <text:p>TÉ</text:p>
          </table:table-cell>
          <table:table-cell table:style-name="ce2234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10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0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4" table:number-columns-repeated="8"/>
        </table:table-row>
        <table:table-row table:style-name="ro2">
          <table:table-cell table:style-name="ce2045"/>
          <table:table-cell table:style-name="ce2215" office:value-type="string" calcext:value-type="string">
            <text:p>Ki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8"/>
          <table:table-cell table:style-name="ce2215" office:value-type="string" calcext:value-type="string">
            <text:p>Közepe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0" calcext:value-type="float">
            <text:p>10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7" calcext:value-type="float">
            <text:p>7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8">
          <table:table-cell/>
          <table:table-cell table:style-name="ce2215" office:value-type="string" calcext:value-type="string">
            <text:p>Nagy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6" calcext:value-type="float">
            <text:p>16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9" calcext:value-type="float">
            <text:p>9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</table:table-row>
        <table:table-row table:style-name="ro2">
          <table:table-cell table:number-columns-repeated="1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45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12" office:value-type="string" calcext:value-type="string">
            <text:p>Sebesség</text:p>
          </table:table-cell>
          <table:table-cell table:style-name="ce2312" office:value-type="string" calcext:value-type="string">
            <text:p>Sebzés</text:p>
            <text:p>Módja</text:p>
          </table:table-cell>
          <table:table-cell table:style-name="ce2312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12" office:value-type="string" calcext:value-type="string">
            <text:p>Átütés</text:p>
          </table:table-cell>
          <table:table-cell table:style-name="ce2216" table:number-columns-repeated="3"/>
          <table:table-cell table:style-name="ce231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2" office:value-type="string" calcext:value-type="string">
            <text:p>Hajítófegyverek</text:p>
          </table:table-cell>
          <table:table-cell table:style-name="ce2217"/>
          <table:table-cell table:style-name="ce2236" table:number-columns-repeated="2"/>
          <table:table-cell table:style-name="ce2211" table:number-columns-repeated="11"/>
          <table:table-cell table:style-name="ce2461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18" office:value-type="string" calcext:value-type="string">
            <text:p>Alkalmatlan tárgy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-5" calcext:value-type="float">
            <text:p>-5</text:p>
          </table:table-cell>
          <table:table-cell table:style-name="ce2237" office:value-type="float" office:value="11" calcext:value-type="float">
            <text:p>11</text:p>
          </table:table-cell>
          <table:table-cell table:style-name="ce2237" office:value-type="string" calcext:value-type="string">
            <text:p>Z</text:p>
          </table:table-cell>
          <table:table-cell table:style-name="ce2341" office:value-type="string" calcext:value-type="string">
            <text:p>5m +(Erő x 3)</text:p>
          </table:table-cell>
          <table:table-cell table:style-name="ce237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19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20m</text:p>
          </table:table-cell>
          <table:table-cell table:style-name="ce2377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0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342" office:value-type="string" calcext:value-type="string">
            <text:p>5m</text:p>
            <text:p>+(Erő x 3)</text:p>
          </table:table-cell>
          <table:table-cell table:style-name="ce2378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21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314" office:value-type="float" office:value="5" calcext:value-type="float">
            <text:p>5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5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style-name="ce1050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19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4m +Erő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0">
          <table:table-cell table:style-name="ce2048"/>
          <table:table-cell table:style-name="ce2221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4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343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3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2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241" office:value-type="float" office:value="3" calcext:value-type="float">
            <text:p>3</text:p>
          </table:table-cell>
          <table:table-cell table:style-name="ce229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15m</text:p>
          </table:table-cell>
          <table:table-cell table:style-name="ce2379" office:value-type="string" calcext:value-type="string">
            <text:p>egykezes</text:p>
          </table:table-cell>
          <table:table-cell table:style-name="ce2295" office:value-type="float" office:value="1" calcext:value-type="float">
            <text:p>1</text:p>
          </table:table-cell>
          <table:table-cell table:style-name="ce2295" office:value-type="float" office:value="0" calcext:value-type="float">
            <text:p>0</text:p>
          </table:table-cell>
          <table:table-cell table:style-name="ce2295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0">
          <table:table-cell table:style-name="ce2051"/>
          <table:table-cell table:style-name="ce2221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10" calcext:value-type="float">
            <text:p>-10</text:p>
          </table:table-cell>
          <table:table-cell table:style-name="ce231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344" office:value-type="string" calcext:value-type="string">
            <text:p>20m</text:p>
            <text:p>+(Erő x 5) 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12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2" calcext:value-type="float">
            <text:p>2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string" calcext:value-type="string">
            <text:p>70m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1"/>
          <table:table-cell table:style-name="ce2221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45"/>
          <table:table-cell table:style-name="ce2212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06" office:value-type="float" office:value="7" calcext:value-type="float">
            <text:p>7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 table:style-name="ce2052" office:value-type="string" calcext:value-type="string">
            <text:p>Íjász lőfegyverek</text:p>
          </table:table-cell>
          <table:table-cell table:style-name="ce2213" office:value-type="string" calcext:value-type="string">
            <text:p>Rövid íj</text:p>
          </table:table-cell>
          <table:table-cell table:style-name="ce2231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92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60m</text:p>
          </table:table-cell>
          <table:table-cell table:style-name="ce2380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3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string" calcext:value-type="string">
            <text:p>120m</text:p>
          </table:table-cell>
          <table:table-cell table:style-name="ce2296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0" calcext:value-type="float">
            <text:p>0</text:p>
          </table:table-cell>
          <table:table-cell table:style-name="ce2296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60m</text:p>
          </table:table-cell>
          <table:table-cell table:style-name="ce2300" office:value-type="string" calcext:value-type="string">
            <text:p>két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1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string" calcext:value-type="string">
            <text:p>spec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6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24" office:value-type="string" calcext:value-type="string">
            <text:p>Fúvócső, vadász</text:p>
          </table:table-cell>
          <table:table-cell table:style-name="ce2238" office:value-type="float" office:value="3" calcext:value-type="float">
            <text:p>3</text:p>
          </table:table-cell>
          <table:table-cell table:style-name="ce2244" office:value-type="float" office:value="4" calcext:value-type="float">
            <text:p>4</text:p>
          </table:table-cell>
          <table:table-cell table:style-name="ce2297" office:value-type="float" office:value="-10" calcext:value-type="float">
            <text:p>-10</text:p>
          </table:table-cell>
          <table:table-cell table:style-name="ce2317" office:value-type="float" office:value="10" calcext:value-type="float">
            <text:p>10</text:p>
          </table:table-cell>
          <table:table-cell table:style-name="ce2297" office:value-type="string" calcext:value-type="string">
            <text:p>S</text:p>
          </table:table-cell>
          <table:table-cell table:style-name="ce2297" office:value-type="string" calcext:value-type="string">
            <text:p>30m</text:p>
          </table:table-cell>
          <table:table-cell table:style-name="ce2381" office:value-type="string" calcext:value-type="string">
            <text:p>két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 table:style-name="ce2052" office:value-type="string" calcext:value-type="string">
            <text:p>Lövész lőfegyverek</text:p>
          </table:table-cell>
          <table:table-cell table:style-name="ce2225" office:value-type="string" calcext:value-type="string">
            <text:p>Kézi nyílpuska</text:p>
          </table:table-cell>
          <table:table-cell table:style-name="ce2231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18" office:value-type="float" office:value="10" calcext:value-type="float">
            <text:p>10</text:p>
          </table:table-cell>
          <table:table-cell table:style-name="ce2298" office:value-type="string" calcext:value-type="string">
            <text:p>S</text:p>
          </table:table-cell>
          <table:table-cell table:style-name="ce2345" office:value-type="string" calcext:value-type="string">
            <text:p>20m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9" office:value-type="string" calcext:value-type="string">
            <text:p>A kézi nyílpuska kevésbé pontos fegyver kis mérete miatt.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26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19" office:value-type="float" office:value="13" calcext:value-type="float">
            <text:p>13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50m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8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300" office:value-type="float" office:value="14" calcext:value-type="float">
            <text:p>14</text:p>
          </table:table-cell>
          <table:table-cell table:style-name="ce2314" office:value-type="float" office:value="16" calcext:value-type="float">
            <text:p>1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8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6" calcext:value-type="float">
            <text:p>6</text:p>
          </table:table-cell>
          <table:table-cell table:style-name="ce2300" office:value-type="float" office:value="20" calcext:value-type="float">
            <text:p>20</text:p>
          </table:table-cell>
          <table:table-cell table:style-name="ce2314" office:value-type="string" calcext:value-type="string">
            <text:p>-</text:p>
          </table:table-cell>
          <table:table-cell table:style-name="ce2300" office:value-type="string" calcext:value-type="string">
            <text:p>Z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1005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14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7">
          <table:table-cell table:style-name="ce2053"/>
          <table:table-cell table:style-name="ce2228" office:value-type="string" calcext:value-type="string">
            <text:p>Aquir nyílpuska</text:p>
          </table:table-cell>
          <table:table-cell table:style-name="ce2238" office:value-type="float" office:value="6" calcext:value-type="float">
            <text:p>6</text:p>
          </table:table-cell>
          <table:table-cell table:style-name="ce2245" office:value-type="float" office:value="5" calcext:value-type="float">
            <text:p>5</text:p>
          </table:table-cell>
          <table:table-cell table:style-name="ce2301" office:value-type="string" calcext:value-type="string">
            <text:p>💀/+6</text:p>
          </table:table-cell>
          <table:table-cell table:style-name="ce232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7" office:value-type="string" calcext:value-type="string">
            <text:p>Halálos hatása és Átütés értéke csak aquir kézben érvényesül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 table:style-name="ce2054" office:value-type="string" calcext:value-type="string">
            <text:p>Mágikus lövedékek</text:p>
          </table:table-cell>
          <table:table-cell table:style-name="ce983" office:value-type="string" calcext:value-type="string">
            <text:p>Mágiatáv I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8"/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045"/>
          <table:table-cell table:style-name="ce983" office:value-type="string" calcext:value-type="string">
            <text:p>Mágiatáv II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045"/>
          <table:table-cell table:style-name="ce983" office:value-type="string" calcext:value-type="string">
            <text:p>Mágiatáv III</text:p>
          </table:table-cell>
          <table:table-cell table:style-name="ce1005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1">
          <table:table-cell table:style-name="ce2045"/>
          <table:table-cell table:style-name="ce983" office:value-type="string" calcext:value-type="string">
            <text:p>Mágiatáv IV</text:p>
          </table:table-cell>
          <table:table-cell table:style-name="ce1005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8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</table:table-row>
        <table:table-row table:style-name="ro2">
          <table:table-cell table:number-columns-repeated="2"/>
          <table:table-cell table:style-name="ce2239" table:number-columns-repeated="14"/>
          <table:table-cell table:style-name="ce2489"/>
          <table:table-cell table:style-name="ce980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80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39"/>
          <table:table-cell table:style-name="ce980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239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239"/>
          <table:table-cell table:number-columns-repeated="243"/>
        </table:table-row>
        <table:table-row table:style-name="ro2" table:number-rows-repeated="983034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7" table:default-cell-style-name="Default"/>
        <table:table-column table:style-name="co8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019"/>
          <table:covered-table-cell table:style-name="ce1421"/>
          <table:table-cell table:style-name="ce90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2019"/>
          <table:table-cell table:style-name="ce1413"/>
          <table:table-cell table:style-name="ce90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27" office:value-type="string" calcext:value-type="string">
            <text:p>Faj Hátterek</text:p>
          </table:table-cell>
          <table:table-cell table:style-name="ce2030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2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2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31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2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032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2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2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5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5"/>
          <table:table-cell table:number-columns-repeated="3"/>
        </table:table-row>
        <table:table-row table:style-name="ro2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3" table:default-cell-style-name="ce2562"/>
        <table:table-column table:style-name="co65" table:default-cell-style-name="ce2572"/>
        <table:table-column table:style-name="co84" table:default-cell-style-name="ce2581"/>
        <table:table-column table:style-name="co85" table:default-cell-style-name="ce2562"/>
        <table:table-column table:style-name="co86" table:default-cell-style-name="ce2591"/>
        <table:table-column table:style-name="co87" table:default-cell-style-name="ce2562"/>
        <table:table-column table:style-name="co88" table:default-cell-style-name="ce2562"/>
        <table:table-column table:style-name="co89" table:default-cell-style-name="ce2562"/>
        <table:table-column table:style-name="co90" table:default-cell-style-name="ce2600"/>
        <table:table-column table:style-name="co91" table:default-cell-style-name="ce2562"/>
        <table:table-column table:style-name="co92" table:default-cell-style-name="ce2562"/>
        <table:table-column table:style-name="co93" table:default-cell-style-name="Default"/>
        <table:table-column table:style-name="co94" table:default-cell-style-name="ce2562"/>
        <table:table-column table:style-name="co95" table:default-cell-style-name="ce2562"/>
        <table:table-column table:style-name="co96" table:default-cell-style-name="ce2562"/>
        <table:table-column table:style-name="co8" table:default-cell-style-name="Default"/>
        <table:table-row table:style-name="ro3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087"/>
          <table:covered-table-cell table:style-name="ce2088"/>
          <table:covered-table-cell table:number-columns-repeated="3" table:style-name="ce2087"/>
          <table:covered-table-cell table:style-name="ce2599"/>
          <table:covered-table-cell table:number-columns-repeated="2" table:style-name="ce2087"/>
          <table:covered-table-cell/>
          <table:covered-table-cell table:style-name="ce2087"/>
          <table:covered-table-cell table:number-columns-repeated="3"/>
        </table:table-row>
        <table:table-row table:style-name="ro2">
          <table:table-cell table:number-columns-repeated="4"/>
          <table:table-cell table:style-name="ce2088"/>
          <table:table-cell table:style-name="ce2087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87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087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13">
          <table:table-cell office:value-type="string" calcext:value-type="string">
            <text:p><text:span text:style-name="T27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7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<text:span text:style-name="T31">Lexikum, </text:span>Nyomozás, Nekromancia arkánum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<text:span text:style-name="T31">Kvantikum;  </text:span><text:span text:style-name="T32">🟩</text:span><text:span text:style-name="T31"> </text:span>Nyomozás, Művészetismeret</text:p>
          </table:table-cell>
          <table:table-cell/>
          <table:table-cell table:style-name="ce2568" office:value-type="string" calcext:value-type="string">
            <text:p><text:span text:style-name="T28"><text:a xlink:href="https://github.com/kaktusztea/km100/blob/master/md/fortelyok.kiemelt/nyelvismeret.md" xlink:type="simple">Nyelvismeret</text:a></text:span><text:span text:style-name="T28"> 🔁</text:span>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2081" office:value-type="string" calcext:value-type="string">
            <text:p><text:span text:style-name="T33">🟩 </text:span><text:span text:style-name="T34">Kézművesség;  </text:span><text:span text:style-name="T35">🟥 </text:span><text:span text:style-name="T34">Kvantikum, Csapdaállítás</text:span></text:p>
          </table:table-cell>
          <table:table-cell table:number-columns-repeated="4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span text:style-name="T28"><text:a xlink:href="https://github.com/kaktusztea/szilankrpg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072"/>
          <table:table-cell office:value-type="string" calcext:value-type="string">
            <text:p><text:span text:style-name="T36">🟩 </text:span><text:span text:style-name="T37">Értékbecslés;  </text:span><text:span text:style-name="T38">🟥 </text:span><text:span text:style-name="T31">Lexikum</text:span></text:p>
          </table:table-cell>
          <table:table-cell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31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Lexikum</text:p>
          </table:table-cell>
          <table:table-cell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40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41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1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85" office:value-type="string" calcext:value-type="string">
            <text:p><text:span text:style-name="T33">🟥 Előadóművészet, 🟩 </text:span><text:span text:style-name="T42">Befolyásolás, Lopás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9">🟩 </text:span>Művészetismeret, Értékebecslés;  <text:span text:style-name="T30">🟥 </text:span><text:span text:style-name="T36">Képzőművészet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39">🟩 </text:span><text:span text:style-name="T36">Kvantikum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585" office:value-type="string" calcext:value-type="string">
            <text:p><text:span text:style-name="T39">🟩</text:span><text:span text:style-name="T36"> </text:span>Hadászat</text:p>
          </table:table-cell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85" office:value-type="string" calcext:value-type="string">
            <text:p><text:span text:style-name="T30">🟥</text:span><text:span text:style-name="T36"> Befolyásolás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83" office:value-type="string" calcext:value-type="string">
            <text:p><text:span text:style-name="T39">🟩</text:span><text:span text:style-name="T36"> </text:span>Befolyásolás, Emberismeret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9">🟩 </text:span><text:span text:style-name="T36">Lexikum, </text:span>Nyomozás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🟩 Lexikum</text:p>
          </table:table-cell>
          <table:table-cell table:number-columns-repeated="2"/>
          <table:table-cell table:style-name="ce2601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0">🟥</text:span><text:span text:style-name="T36"> Lexikum,</text:span><text:span text:style-name="T43"> </text:span>Nyomozás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9">🟩</text:span><text:span text:style-name="T36"> </text:span>Művészetismeret;  <text:span text:style-name="T30">🟥 </text:span><text:span text:style-name="T36">Képzőművészet</text:span>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041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83" office:value-type="string" calcext:value-type="string">
            <text:p><text:span text:style-name="T39">🟩 </text:span>Befolyásolás, Emberismeret, Nyomoz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Észlelés, 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83" office:value-type="string" calcext:value-type="string">
            <text:p><text:span text:style-name="T39">🟩 </text:span>Befolyásolás, Emberismeret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9">🟩</text:span><text:span text:style-name="T36"> </text:span>Idomítás;  <text:span text:style-name="T30">🟥 </text:span>Lovaglás, Léglovaglás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9">🟥 </text:span><text:span text:style-name="T36">Kvantikum, </text:span>Nyomozás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9">🟩 </text:span><text:span text:style-name="T36">Kvantikum, </text:span>Nyomozás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9">🟩 </text:span>Lexikum, Hadásza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0">🟥</text:span><text:span text:style-name="T43"> </text:span><text:span text:style-name="T36">Előadóművészet, </text:span><text:span text:style-name="T43">🟩</text:span> Művészetismeret</text:p>
          </table:table-cell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9">🟩 </text:span><text:span text:style-name="T36">Művészetismeret, Értékebecslés;  </text:span><text:span text:style-name="T44">🟥 </text:span><text:span text:style-name="T36">Képzőművészet</text:span>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9">🟩 </text:span>Befolyásolás, Emberismeret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0">🟥</text:span><text:span text:style-name="T43"> </text:span><text:span text:style-name="T36">Előadóművészet, </text:span><text:span text:style-name="T43">🟩 </text:span>Művészetismeret</text:p>
          </table:table-cell>
          <table:table-cell table:style-name="Default" table:number-columns-repeated="3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 table:formula="of:=COUNTA([.A11:.A55])-4" office:value-type="float" office:value="41" calcext:value-type="float">
            <text:p>41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0">🟥 </text:span>Előadóművészet, Művészetismeret, Etikett</text:p>
          </table:table-cell>
          <table:table-cell table:style-name="Default" table:number-columns-repeated="3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30">🟥 </text:span>Etikett</text:p>
          </table:table-cell>
          <table:table-cell table:style-name="Default" table:number-columns-repeated="3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9">🟩 </text:span><text:span text:style-name="T36">Kvantikum, </text:span>Nyomozás, Hajózás</text:p>
          </table:table-cell>
          <table:table-cell table:style-name="Default" table:number-columns-repeated="3"/>
          <table:table-cell table:style-name="ce2603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9">🟩 </text:span><text:span text:style-name="T36">Nyomozás;   </text:span><text:span text:style-name="T44">🟥 </text:span><text:span text:style-name="T36">Városi jártasság, Etikett</text:span>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041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85" office:value-type="string" calcext:value-type="string">
            <text:p><text:span text:style-name="T30">🟥</text:span><text:span text:style-name="T36"> Befolyásolás</text:span>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2592" table:formula="of:=COUNTA([.E11:.E65])" office:value-type="float" office:value="55" calcext:value-type="float">
            <text:p>55</text:p>
          </table:table-cell>
          <table:table-cell table:style-name="ce2585"/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2" table:number-rows-repeated="104843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980"/>
        <table:table-column table:style-name="co98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2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5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2">
          <table:table-cell table:style-name="ce2605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6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5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9" table:default-cell-style-name="ce585"/>
        <table:table-row table:style-name="ro1">
          <table:table-cell table:style-name="ce2104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átnevezve: Mesterlövész</text:p>
          </table:table-cell>
        </table:table-row>
        <table:table-row table:style-name="ro2" table:number-rows-repeated="2">
          <table:table-cell table:style-name="Default"/>
        </table:table-row>
        <table:table-row table:style-name="ro1">
          <table:table-cell table:style-name="ce2104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04"/>
        </table:table-row>
        <table:table-row table:style-name="ro1">
          <table:table-cell table:style-name="ce2104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7">
          <table:table-cell table:style-name="ce2688" office:value-type="string" calcext:value-type="string">
            <text:p>* Szakma lista</text:p>
          </table:table-cell>
        </table:table-row>
        <table:table-row table:style-name="ro27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3.0</text:p>
          </table:table-cell>
        </table:table-row>
        <table:table-row table:style-name="ro21">
          <table:table-cell table:style-name="ce2688" office:value-type="string" calcext:value-type="string">
            <text:p>* Történelemismeret: Átfogó</text:p>
          </table:table-cell>
        </table:table-row>
        <table:table-row table:style-name="ro21">
          <table:table-cell table:style-name="ce2688" office:value-type="string" calcext:value-type="string">
            <text:p>* Műveltség: Átlagos (új)</text:p>
          </table:table-cell>
        </table:table-row>
        <table:table-row table:style-name="ro21">
          <table:table-cell table:style-name="ce2688" office:value-type="string" calcext:value-type="string">
            <text:p>* Irodalom-ismeret megszűnt</text:p>
          </table:table-cell>
        </table:table-row>
        <table:table-row table:style-name="ro21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2.4</text:p>
          </table:table-cell>
        </table:table-row>
        <table:table-row table:style-name="ro21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1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2.3</text:p>
          </table:table-cell>
        </table:table-row>
        <table:table-row table:style-name="ro21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1">
          <table:table-cell table:style-name="ce2691" office:value-type="string" calcext:value-type="string">
            <text:p>V8.2.2</text:p>
          </table:table-cell>
        </table:table-row>
        <table:table-row table:style-name="ro21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88" office:value-type="string" calcext:value-type="string">
            <text:p>* Kétkezes harc táblázat</text:p>
          </table:table-cell>
        </table:table-row>
        <table:table-row table:style-name="ro21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1.1</text:p>
          </table:table-cell>
        </table:table-row>
        <table:table-row table:style-name="ro21">
          <table:table-cell table:style-name="ce2688" office:value-type="string" calcext:value-type="string">
            <text:p>* Max szint: 21</text:p>
          </table:table-cell>
        </table:table-row>
        <table:table-row table:style-name="ro21">
          <table:table-cell table:style-name="ce2688" office:value-type="string" calcext:value-type="string">
            <text:p>* KP Alap: 150</text:p>
          </table:table-cell>
        </table:table-row>
        <table:table-row table:style-name="ro21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1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7.9.1</text:p>
          </table:table-cell>
        </table:table-row>
        <table:table-row table:style-name="ro21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0" table:default-cell-style-name="ce2562"/>
        <table:table-column table:style-name="co101" table:default-cell-style-name="ce2776"/>
        <table:table-column table:style-name="co15" table:default-cell-style-name="ce2562"/>
        <table:table-column table:style-name="co102" table:default-cell-style-name="ce2562"/>
        <table:table-column table:style-name="co103" table:default-cell-style-name="ce2562"/>
        <table:table-column table:style-name="co15" table:default-cell-style-name="ce2562"/>
        <table:table-column table:style-name="co104" table:default-cell-style-name="ce2562"/>
        <table:table-column table:style-name="co105" table:default-cell-style-name="ce2562"/>
        <table:table-column table:style-name="co106" table:default-cell-style-name="ce2562"/>
        <table:table-column table:style-name="co107" table:default-cell-style-name="ce2562"/>
        <table:table-column table:style-name="co108" table:default-cell-style-name="ce2562"/>
        <table:table-column table:style-name="co109" table:default-cell-style-name="ce2562"/>
        <table:table-column table:style-name="co110" table:default-cell-style-name="ce2562"/>
        <table:table-column table:style-name="co111" table:default-cell-style-name="ce2562"/>
        <table:table-column table:style-name="co112" table:default-cell-style-name="ce2562"/>
        <table:table-column table:style-name="co113" table:default-cell-style-name="ce2562"/>
        <table:table-column table:style-name="co114" table:default-cell-style-name="ce980"/>
        <table:table-column table:style-name="co115" table:default-cell-style-name="ce980"/>
        <table:table-column table:style-name="co116" table:default-cell-style-name="ce980"/>
        <table:table-column table:style-name="co117" table:number-columns-repeated="2" table:default-cell-style-name="ce641"/>
        <table:table-column table:style-name="co117" table:default-cell-style-name="ce980"/>
        <table:table-column table:style-name="co41" table:number-columns-repeated="2" table:default-cell-style-name="ce980"/>
        <table:table-column table:style-name="co39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8"/>
          <table:covered-table-cell table:style-name="ce2208"/>
          <table:covered-table-cell table:number-columns-repeated="6" table:style-name="ce2198"/>
          <table:covered-table-cell table:number-columns-repeated="3" table:style-name="ce2335"/>
          <table:covered-table-cell table:style-name="ce2198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98"/>
          <table:table-cell table:style-name="ce2208"/>
          <table:table-cell table:style-name="ce2198" table:number-columns-repeated="2"/>
          <table:table-cell table:style-name="ce2872"/>
          <table:table-cell table:style-name="ce2198" table:number-columns-repeated="3"/>
          <table:table-cell table:style-name="ce2335" table:number-columns-repeated="3"/>
          <table:table-cell table:style-name="ce2198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27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37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8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71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264" office:value-type="string" calcext:value-type="string">
            <text:p>Szint</text:p>
          </table:table-cell>
          <table:table-cell table:style-name="ce2264" office:value-type="string" calcext:value-type="string" table:number-columns-spanned="2" table:number-rows-spanned="1">
            <text:p>KP</text:p>
          </table:table-cell>
          <table:covered-table-cell table:style-name="ce226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18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180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562" table:number-columns-repeated="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2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37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80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39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8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27"/>
          <table:table-cell table:number-columns-repeated="2"/>
          <table:table-cell table:style-name="ce983"/>
          <table:table-cell table:style-name="ce2963" table:number-columns-repeated="3"/>
          <table:table-cell/>
          <table:table-cell table:style-name="ce1005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27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8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8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10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51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15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2"/>
          <table:table-cell table:number-columns-repeated="12"/>
          <table:table-cell table:style-name="ce980" table:number-columns-repeated="16351"/>
        </table:table-row>
        <table:table-row table:style-name="ro5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2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556" table:number-columns-repeated="3"/>
          <table:table-cell table:style-name="ce251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6"/>
          <table:table-cell table:style-name="ce251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204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5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3"/>
          <table:table-cell table:style-name="ce980"/>
          <table:table-cell table:style-name="ce2140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391" table:content-validation-name="val225" office:value-type="string" calcext:value-type="string">
            <text:p>Fok</text:p>
          </table:table-cell>
          <table:table-cell table:style-name="ce2391" table:content-validation-name="val225" office:value-type="string" calcext:value-type="string">
            <text:p>Bónusz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04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80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66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4" table:content-validation-name="val5"/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0">
          <table:table-cell table:style-name="ce980"/>
          <table:table-cell table:style-name="ce172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140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22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66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27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04" office:value-type="string" calcext:value-type="string">
            <text:p>Harckeret növ fok bónusz</text:p>
          </table:table-cell>
          <table:table-cell table:style-name="ce1005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32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80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1005" office:value-type="float" office:value="2" calcext:value-type="float">
            <text:p>2</text:p>
          </table:table-cell>
          <table:table-cell table:style-name="ce2488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80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8" calcext:value-type="float">
            <text:p>8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6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48" office:value-type="float" office:value="9" calcext:value-type="float">
            <text:p>9</text:p>
          </table:table-cell>
          <table:table-cell table:style-name="ce2364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0" calcext:value-type="float">
            <text:p>0</text:p>
          </table:table-cell>
          <table:table-cell table:number-columns-repeated="2" table:style-name="ce218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10" calcext:value-type="float">
            <text:p>10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1" calcext:value-type="float">
            <text:p>1</text:p>
          </table:table-cell>
          <table:table-cell table:style-name="ce2182" table:content-validation-name="val5" office:value-type="float" office:value="5" calcext:value-type="float">
            <text:p>5</text:p>
          </table:table-cell>
          <table:table-cell table:style-name="ce218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2" calcext:value-type="float">
            <text:p>2</text:p>
          </table:table-cell>
          <table:table-cell table:style-name="ce2182" table:content-validation-name="val5" office:value-type="float" office:value="10" calcext:value-type="float">
            <text:p>10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80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3" calcext:value-type="float">
            <text:p>3</text:p>
          </table:table-cell>
          <table:table-cell table:style-name="ce2182" table:content-validation-name="val5" office:value-type="float" office:value="15" calcext:value-type="float">
            <text:p>15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4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3"/>
          <table:table-cell table:style-name="ce980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7" table:content-validation-name="val5"/>
          <table:table-cell table:style-name="ce2183" table:content-validation-name="val5" table:number-columns-repeated="2"/>
          <table:table-cell table:style-name="ce2572" table:content-validation-name="val5"/>
          <table:table-cell table:style-name="ce2249" table:content-validation-name="val5"/>
          <table:table-cell table:style-name="ce2572" table:content-validation-name="val5" table:number-columns-repeated="3"/>
          <table:table-cell table:style-name="ce980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table:number-columns-repeated="3"/>
          <table:table-cell table:style-name="ce164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20" calcext:value-type="float">
            <text:p>20</text:p>
          </table:table-cell>
          <table:table-cell table:style-name="ce2364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64" table:content-validation-name="val5"/>
          <table:covered-table-cell table:number-columns-repeated="3" table:style-name="ce980"/>
          <table:table-cell table:style-name="ce1648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7" table:content-validation-name="val5"/>
          <table:table-cell table:style-name="ce218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3"/>
          <table:table-cell table:style-name="ce1648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7" table:content-validation-name="val5" office:value-type="string" calcext:value-type="string">
            <text:p>Szúró</text:p>
          </table:table-cell>
          <table:table-cell table:style-name="ce2187" table:content-validation-name="val5" office:value-type="string" calcext:value-type="string">
            <text:p>Vágó</text:p>
          </table:table-cell>
          <table:table-cell table:style-name="ce2187" table:content-validation-name="val5" office:value-type="string" calcext:value-type="string">
            <text:p>Zúzó</text:p>
          </table:table-cell>
          <table:table-cell table:style-name="ce218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5" table:content-validation-name="val224" office:value-type="string" calcext:value-type="string">
            <text:p>Pocsék</text:p>
          </table:table-cell>
          <table:table-cell table:style-name="ce1005" table:content-validation-name="val224" office:value-type="string" calcext:value-type="string">
            <text:p>Átlagos</text:p>
          </table:table-cell>
          <table:table-cell table:style-name="ce2152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10" calcext:value-type="float">
            <text:p>11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>
            <text:p>Fémalapanyag</text:p>
          </table:table-cell>
          <table:table-cell table:style-name="ce218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cé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Bronz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float" office:value="0.5" calcext:value-type="float">
            <text:p>0,5</text:p>
          </table:table-cell>
          <table:table-cell table:style-name="ce1005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50" calcext:value-type="float">
            <text:p>150</text:p>
          </table:table-cell>
          <table:table-cell table:style-name="ce2364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bbitacél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60" calcext:value-type="float">
            <text:p>16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Mithrill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100" calcext:value-type="float">
            <text:p>100</text:p>
          </table:table-cell>
          <table:table-cell table:style-name="ce1005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3"/>
          <table:table-cell table:style-name="ce980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Lunír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float" office:value="1000" calcext:value-type="float">
            <text:p>1000</text:p>
          </table:table-cell>
          <table:table-cell table:style-name="ce1005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3"/>
          <table:table-cell table:style-name="ce980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3"/>
          <table:table-cell table:style-name="ce980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3"/>
          <table:table-cell table:style-name="ce980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3"/>
          <table:table-cell table:style-name="ce980"/>
          <table:table-cell table:style-name="ce1725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50"/>
          <table:table-cell table:style-name="ce980" table:number-columns-repeated="5"/>
          <table:table-cell table:style-name="ce1648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3"/>
          <table:table-cell table:style-name="ce1050" table:number-columns-repeated="2"/>
          <table:table-cell table:style-name="ce980" table:number-columns-repeated="5"/>
          <table:table-cell table:style-name="ce1725" table:number-columns-repeated="4"/>
          <table:table-cell table:style-name="ce1648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7" table:content-validation-name="val222" office:value-type="string" calcext:value-type="string">
            <text:p>TÉ</text:p>
          </table:table-cell>
          <table:table-cell table:style-name="ce2207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364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364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725" table:number-columns-repeated="3"/>
          <table:table-cell table:style-name="ce1648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7" table:content-validation-name="val105" office:value-type="string" calcext:value-type="string">
            <text:p>TÉ</text:p>
          </table:table-cell>
          <table:table-cell table:style-name="ce2207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number-columns-repeated="2" table:style-name="ce2192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192" office:value-type="float" office:value="6" calcext:value-type="float">
            <text:p>6</text:p>
          </table:table-cell>
          <table:table-cell table:number-columns-repeated="2" table:style-name="ce2192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192" office:value-type="float" office:value="9" calcext:value-type="float">
            <text:p>9</text:p>
          </table:table-cell>
          <table:table-cell table:number-columns-repeated="2" table:style-name="ce2192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3"/>
          <table:table-cell table:style-name="ce2249"/>
          <table:table-cell table:style-name="ce2572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5"/>
        <table:named-range table:name="fortelyok_altalanos_full" table:base-cell-address="$Fortélylista.$B$35" table:cell-range-address="$Fortélylista.$A$4:.$C$55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2:.$A$71"/>
        <table:named-range table:name="fortelyok_kiemelt_full" table:base-cell-address="$Fortélylista.$A$53" table:cell-range-address="$Fortélylista.$A$62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3"/>
        <table:named-range table:name="fortelyok_misztikus_full" table:base-cell-address="$Fortélylista.$D$73" table:cell-range-address="$Fortélylista.$A$125:.$B$143"/>
        <table:named-range table:name="fortelyok_szabad" table:base-cell-address="$Fortélylista.$E$16" table:cell-range-address="$Fortélylista.$E$10:.$E$65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0:Fortélylista.D72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00.00.00</text:date>, <text:time style:data-style-name="N2" text:time-value="22:58:52.38374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5T23:57:43.295427000</dc:date>
    <meta:editing-cycles>1356</meta:editing-cycles>
    <meta:editing-duration>P12DT4H54M14S</meta:editing-duration>
    <meta:document-statistic meta:table-count="11" meta:cell-count="496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